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303cm" fo:margin-left="5.54cm" table:align="left"/>
    </style:style>
    <style:style style:name="Tabla1.A" style:family="table-column">
      <style:table-column-properties style:column-width="7.303cm"/>
    </style:style>
    <style:style style:name="Tabla1.A1" style:family="table-cell">
      <style:table-cell-properties fo:padding="0.097cm" fo:border="0.05pt solid #000000"/>
    </style:style>
    <style:style style:name="Tabla2" style:family="table">
      <style:table-properties style:width="7.303cm" fo:margin-left="5.54cm" table:align="left"/>
    </style:style>
    <style:style style:name="Tabla2.A" style:family="table-column">
      <style:table-column-properties style:column-width="7.303cm"/>
    </style:style>
    <style:style style:name="Tabla2.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148953" officeooo:paragraph-rsid="000ff1f2"/>
    </style:style>
    <style:style style:name="P2" style:family="paragraph" style:parent-style-name="Standard" style:list-style-name="L1">
      <style:paragraph-properties fo:text-align="justify" style:justify-single-word="false"/>
      <style:text-properties officeooo:rsid="000ff1f2" officeooo:paragraph-rsid="000ff1f2"/>
    </style:style>
    <style:style style:name="P3" style:family="paragraph" style:parent-style-name="Standard">
      <style:paragraph-properties fo:text-align="justify" style:justify-single-word="false"/>
      <style:text-properties officeooo:rsid="000ff1f2" officeooo:paragraph-rsid="000ff1f2"/>
    </style:style>
    <style:style style:name="P4" style:family="paragraph" style:parent-style-name="Standard" style:list-style-name="L2">
      <style:paragraph-properties fo:text-align="justify" style:justify-single-word="false"/>
      <style:text-properties officeooo:rsid="000ff1f2" officeooo:paragraph-rsid="000ff1f2"/>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00ff1f2"/>
    </style:style>
    <style:style style:name="T1" style:family="text">
      <style:text-properties officeooo:rsid="000ff1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to connect to the Raspberry Pi 3 b+ trough <text:span text:style-name="T1">Wifi</text:span>, follow next steps:</text:p>
      <text:p text:style-name="P1"/>
      <text:p text:style-name="P1"/>
      <text:list xml:id="list2925067310" text:style-name="L1">
        <text:list-item>
          <text:p text:style-name="P2">Edit interfaces file for wlan0 activation. Edit file /etc/interfaces as shown below:</text:p>
        </text:list-item>
      </text:list>
      <text:p text:style-name="P3"/>
      <table:table table:name="Tabla1" table:style-name="Tabla1">
        <table:table-column table:style-name="Tabla1.A"/>
        <table:table-row>
          <table:table-cell table:style-name="Tabla1.A1" office:value-type="string">
            <text:p text:style-name="P5">auto lo</text:p>
            <text:p text:style-name="P5">iface lo inet loopback</text:p>
            <text:p text:style-name="P5"/>
            <text:p text:style-name="P5">auto eth0</text:p>
            <text:p text:style-name="P5">iface eth0 inet dhcp</text:p>
            <text:p text:style-name="P5"/>
            <text:p text:style-name="P5">auto wlan0</text:p>
            <text:p text:style-name="P5">iface wlan0 inet dhcp</text:p>
            <text:p text:style-name="P5"><text:s text:c="8"/>wireless_mode managed</text:p>
            <text:p text:style-name="P5"><text:s text:c="8"/>wpa-conf /etc/wpa_supplicant.conf</text:p>
          </table:table-cell>
        </table:table-row>
      </table:table>
      <text:list xml:id="list2265279592" text:style-name="L2">
        <text:list-header>
          <text:p text:style-name="P4"/>
        </text:list-header>
        <text:list-item>
          <text:p text:style-name="P4">Edit Wifi configuration with required credentials. Edit file /etc /wpa_supplicant.conf as shown below:</text:p>
        </text:list-item>
      </text:list>
      <text:p text:style-name="P3"/>
      <table:table table:name="Tabla2" table:style-name="Tabla2">
        <table:table-column table:style-name="Tabla2.A"/>
        <table:table-row>
          <table:table-cell table:style-name="Tabla2.A1" office:value-type="string">
            <text:p text:style-name="P6">ctrl_interface=DIR=/var/run/wpa_supplicant GROUP=netdev</text:p>
            <text:p text:style-name="P6">update_config=1</text:p>
            <text:p text:style-name="P6">country=CR</text:p>
            <text:p text:style-name="P6"/>
            <text:p text:style-name="P6">network={</text:p>
            <text:p text:style-name="P6"><text:s text:c="4"/>key_mgmt=WPA-PSK</text:p>
            <text:p text:style-name="P6"><text:s text:c="4"/>ssid="<text:span text:style-name="T1">wifiSSID</text:span>"</text:p>
            <text:p text:style-name="P6"><text:s text:c="4"/>psk="<text:span text:style-name="T1">password</text:span>"</text:p>
            <text:p text:style-name="P6">}</text:p>
          </table:table-cell>
        </table:table-row>
      </table:table>
      <text:list xml:id="list211102250130241" text:continue-numbering="true" text:style-name="L2">
        <text:list-header>
          <text:p text:style-name="P4"/>
        </text:list-header>
      </text:list>
      <text:p text:style-name="P3"/>
      <text:p text:style-name="P3">NOTE: Depending of the country the value must change. If the network is in Costa Rica use “CR” value, if it is in United States use “US” and if it is in Netherlands use “NL”. Check ISO 3166-1 documentation in order to find your country cod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20:59:18.640055282</meta:creation-date>
    <meta:generator>LibreOffice/6.0.3.2$Linux_X86_64 LibreOffice_project/00m0$Build-2</meta:generator>
    <dc:date>2018-06-25T21:09:37.534077477</dc:date>
    <meta:editing-duration>PT10M22S</meta:editing-duration>
    <meta:editing-cycles>2</meta:editing-cycles>
    <meta:document-statistic meta:table-count="2" meta:image-count="0" meta:object-count="0" meta:page-count="1" meta:paragraph-count="22" meta:word-count="121" meta:character-count="813" meta:non-whitespace-character-count="688"/>
  </office:meta>
</office:document-meta>
</file>